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T5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style:font-name="Aptos" style:font-name-complex="Aptos" fo:font-weight="bold" style:font-weight-asian="bold" style:font-weight-complex="bold"/>
    </style:style>
    <style:style style:name="T8" style:parent-style-name="Tipodeletrapredefinidodoparágrafo" style:family="text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T16" style:parent-style-name="Tipodeletrapredefinidodoparágrafo" style:family="text">
      <style:text-properties fo:font-weight="bold" style:font-weight-asian="bold" style:font-weight-complex="bold"/>
    </style:style>
    <style:style style:name="T17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18" style:parent-style-name="Tipodeletrapredefinidodoparágrafo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Tipodeletrapredefinidodoparágrafo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Tipodeletrapredefinidodoparágrafo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Tipodeletrapredefinidodoparágrafo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Tipodeletrapredefinidodoparágrafo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Tipodeletrapredefinidodoparágrafo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Tipodeletrapredefinidodoparágrafo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Tipodeletrapredefinidodoparágrafo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Tipodeletrapredefinidodoparágrafo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Tipodeletrapredefinidodoparágrafo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Tipodeletrapredefinidodoparágrafo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Tipodeletrapredefinidodoparágrafo" style:family="text">
      <style:text-properties fo:font-weight="bold" style:font-weight-asian="bold" style:font-weight-complex="bold"/>
    </style:style>
    <style:style style:name="T44" style:parent-style-name="Tipodeletrapredefinidodoparágrafo" style:family="text">
      <style:text-properties fo:font-weight="bold" style:font-weight-asian="bold" style:font-weight-complex="bold"/>
    </style:style>
    <style:style style:name="T45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46" style:parent-style-name="Tipodeletrapredefinidodoparágrafo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5" style:family="paragraph"/>
    <style:style style:name="P49" style:parent-style-name="Normal" style:list-style-name="LFO5" style:family="paragraph"/>
    <style:style style:name="P50" style:parent-style-name="Normal" style:list-style-name="LFO5" style:family="paragraph"/>
    <style:style style:name="P51" style:parent-style-name="Normal" style:list-style-name="LFO5" style:family="paragraph"/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Tipodeletrapredefinidodoparágrafo" style:family="text">
      <style:text-properties fo:font-weight="bold" style:font-weight-asian="bold" style:font-weight-complex="bold"/>
    </style:style>
    <style:style style:name="P55" style:parent-style-name="Normal" style:list-style-name="LFO6" style:family="paragraph"/>
    <style:style style:name="P56" style:parent-style-name="Normal" style:list-style-name="LFO6" style:family="paragraph"/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7" style:family="paragraph"/>
    <style:style style:name="P59" style:parent-style-name="Normal" style:list-style-name="LFO7" style:family="paragraph"/>
    <style:style style:name="T60" style:parent-style-name="Tipodeletrapredefinidodoparágrafo" style:family="text">
      <style:text-properties fo:font-weight="bold" style:font-weight-asian="bold" style:font-weight-complex="bold"/>
    </style:style>
    <style:style style:name="T61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62" style:parent-style-name="Tipodeletrapredefinidodoparágrafo" style:family="text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8" style:family="paragraph"/>
    <style:style style:name="P65" style:parent-style-name="Normal" style:list-style-name="LFO8" style:family="paragraph"/>
    <style:style style:name="P66" style:parent-style-name="Normal" style:list-style-name="LFO8" style:family="paragraph"/>
    <style:style style:name="P67" style:parent-style-name="Normal" style:list-style-name="LFO8" style:family="paragraph"/>
    <style:style style:name="P68" style:parent-style-name="Normal" style:list-style-name="LFO8" style:family="paragraph"/>
    <style:style style:name="P69" style:parent-style-name="Normal" style:list-style-name="LFO8" style:family="paragraph"/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9" style:family="paragraph"/>
    <style:style style:name="P72" style:parent-style-name="Normal" style:list-style-name="LFO9" style:family="paragraph"/>
    <style:style style:name="P73" style:parent-style-name="Normal" style:list-style-name="LFO9" style:family="paragraph"/>
    <style:style style:name="P74" style:parent-style-name="Normal" style:list-style-name="LFO9" style:family="paragraph"/>
    <style:style style:name="P75" style:parent-style-name="Normal" style:list-style-name="LFO9" style:family="paragraph"/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list-style-name="LFO10" style:family="paragraph"/>
    <style:style style:name="P78" style:parent-style-name="Normal" style:list-style-name="LFO10" style:family="paragraph"/>
    <style:style style:name="T79" style:parent-style-name="Tipodeletrapredefinidodoparágrafo" style:family="text">
      <style:text-properties fo:font-weight="bold" style:font-weight-asian="bold" style:font-weight-complex="bold"/>
    </style:style>
    <style:style style:name="T80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Tipodeletrapredefinidodoparágrafo" style:family="text">
      <style:text-properties fo:font-weight="bold" style:font-weight-asian="bold" style:font-weight-complex="bold"/>
    </style:style>
    <style:style style:name="P82" style:parent-style-name="Normal" style:list-style-name="LFO11" style:family="paragraph"/>
    <style:style style:name="P83" style:parent-style-name="Normal" style:list-style-name="LFO11" style:family="paragraph"/>
    <style:style style:name="P84" style:parent-style-name="Normal" style:list-style-name="LFO11" style:family="paragraph"/>
    <style:style style:name="P85" style:parent-style-name="Normal" style:list-style-name="LFO11" style:family="paragraph"/>
    <style:style style:name="T86" style:parent-style-name="Tipodeletrapredefinidodoparágrafo" style:family="text">
      <style:text-properties fo:font-weight="bold" style:font-weight-asian="bold" style:font-weight-complex="bold"/>
    </style:style>
    <style:style style:name="T87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88" style:parent-style-name="Tipodeletrapredefinidodoparágrafo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12" style:family="paragraph"/>
    <style:style style:name="P91" style:parent-style-name="Normal" style:list-style-name="LFO12" style:family="paragraph"/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list-style-name="LFO13" style:family="paragraph"/>
    <style:style style:name="P94" style:parent-style-name="Normal" style:list-style-name="LFO13" style:family="paragraph"/>
    <style:style style:name="T95" style:parent-style-name="Tipodeletrapredefinidodoparágrafo" style:family="text">
      <style:text-properties fo:font-weight="bold" style:font-weight-asian="bold" style:font-weight-complex="bold"/>
    </style:style>
    <style:style style:name="T96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Tipodeletrapredefinidodoparágrafo" style:family="text">
      <style:text-properties fo:font-weight="bold" style:font-weight-asian="bold" style:font-weight-complex="bold"/>
    </style:style>
    <style:style style:name="P98" style:parent-style-name="Normal" style:list-style-name="LFO14" style:family="paragraph"/>
    <style:style style:name="P99" style:parent-style-name="Normal" style:list-style-name="LFO14" style:family="paragraph"/>
    <style:style style:name="P100" style:parent-style-name="Normal" style:list-style-name="LFO14" style:family="paragraph"/>
    <style:style style:name="T101" style:parent-style-name="Tipodeletrapredefinidodoparágrafo" style:family="text">
      <style:text-properties fo:font-weight="bold" style:font-weight-asian="bold" style:font-weight-complex="bold"/>
    </style:style>
    <style:style style:name="T102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103" style:parent-style-name="Tipodeletrapredefinidodoparágrafo" style:family="text">
      <style:text-properties fo:font-weight="bold" style:font-weight-asian="bold" style:font-weight-complex="bold"/>
    </style:style>
    <style:style style:name="P104" style:parent-style-name="Normal" style:list-style-name="LFO15" style:family="paragraph"/>
    <style:style style:name="P105" style:parent-style-name="Normal" style:list-style-name="LFO15" style:family="paragraph"/>
    <style:style style:name="P106" style:parent-style-name="Normal" style:list-style-name="LFO15" style:family="paragraph"/>
    <style:style style:name="P107" style:parent-style-name="Normal" style:list-style-name="LFO15" style:family="paragraph"/>
    <style:style style:name="T108" style:parent-style-name="Tipodeletrapredefinidodoparágrafo" style:family="text">
      <style:text-properties fo:font-weight="bold" style:font-weight-asian="bold" style:font-weight-complex="bold"/>
    </style:style>
    <style:style style:name="T109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110" style:parent-style-name="Tipodeletrapredefinidodoparágrafo" style:family="text">
      <style:text-properties fo:font-weight="bold" style:font-weight-asian="bold" style:font-weight-complex="bold"/>
    </style:style>
    <style:style style:name="P111" style:parent-style-name="Normal" style:list-style-name="LFO16" style:family="paragraph"/>
    <style:style style:name="P112" style:parent-style-name="Normal" style:list-style-name="LFO16" style:family="paragraph"/>
    <style:style style:name="P113" style:parent-style-name="Normal" style:list-style-name="LFO16" style:family="paragraph"/>
    <style:style style:name="P114" style:parent-style-name="Normal" style:list-style-name="LFO16" style:family="paragraph"/>
    <style:style style:name="T115" style:parent-style-name="Tipodeletrapredefinidodoparágrafo" style:family="text">
      <style:text-properties fo:font-weight="bold" style:font-weight-asian="bold" style:font-weight-complex="bold"/>
    </style:style>
    <style:style style:name="T116" style:parent-style-name="Tipodeletrapredefinidodoparágrafo" style:family="text">
      <style:text-properties style:font-name="Segoe UI Emoji" style:font-name-complex="Segoe UI Emoji" fo:font-weight="bold" style:font-weight-asian="bold" style:font-weight-complex="bold"/>
    </style:style>
    <style:style style:name="T117" style:parent-style-name="Tipodeletrapredefinidodoparágrafo" style:family="text">
      <style:text-properties fo:font-weight="bold" style:font-weight-asian="bold" style:font-weight-complex="bold"/>
    </style:style>
    <style:style style:name="P118" style:parent-style-name="Normal" style:list-style-name="LFO17" style:family="paragraph"/>
    <style:style style:name="P119" style:parent-style-name="Normal" style:list-style-name="LFO17" style:family="paragraph"/>
    <style:style style:name="T120" style:parent-style-name="Tipodeletrapredefinidodoparágrafo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📘</text:span><text:span text:style-name="T3"><text:s/>Estratégia de Desenvolvimento - StudyFlow</text:span></text:p>
      <text:p text:style-name="Normal"><text:span text:style-name="T4">1.<text:s/></text:span><text:span text:style-name="T5">✨</text:span><text:span text:style-name="T6"><text:s/>Vis</text:span><text:span text:style-name="T7">ã</text:span><text:span text:style-name="T8">o Geral do Produto</text:span></text:p>
      <text:p text:style-name="Normal">O<text:s/><text:span text:style-name="T9">StudyFlow</text:span><text:s/>é uma aplicação SaaS para centros de estudo, que visa digitalizar e centralizar a gestão de:</text:p>
      <text:list text:style-name="LFO1" text:continue-numbering="true">
        <text:list-item>
          <text:p text:style-name="P10">Aulas e explicações</text:p>
        </text:list-item>
        <text:list-item>
          <text:p text:style-name="P11">Professores e alunos</text:p>
        </text:list-item>
        <text:list-item>
          <text:p text:style-name="P12">Horários e conteúdos</text:p>
        </text:list-item>
        <text:list-item>
          <text:p text:style-name="P13">Indicadores de desempenho e estatísticas financeiras</text:p>
        </text:list-item>
        <text:list-item>
          <text:p text:style-name="P14">Comunicação e presença em tempo real</text:p>
        </text:list-item>
      </text:list>
      <text:p text:style-name="P15">MVP (Minimum Viable Product)</text:p>
      <text:p text:style-name="Normal">Foco inicial nas funcionalidades essenciais para gestão académica, com base web e futura extensão para app móvel.</text:p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2.<text:s/></text:span><text:span text:style-name="T17">🧱</text:span><text:span text:style-name="T18"><text:s/>Arquitectura Técnica</text:span></text:p>
      <text:p text:style-name="P19">2.1 Frontend</text:p>
      <text:list text:style-name="LFO2" text:continue-numbering="true">
        <text:list-item>
          <text:p text:style-name="P20"><text:span text:style-name="T21">Framework:</text:span><text:s/>Remix.run</text:p>
        </text:list-item>
        <text:list-item>
          <text:p text:style-name="P22"><text:span text:style-name="T23">Estilização:</text:span><text:s/>TailwindCSS + TailwindUI + HeadlessUI</text:p>
        </text:list-item>
        <text:list-item>
          <text:p text:style-name="P24"><text:span text:style-name="T25">Componentização acessível e reativa</text:span></text:p>
        </text:list-item>
      </text:list>
      <text:p text:style-name="P26">2.2 Backend</text:p>
      <text:list text:style-name="LFO3" text:continue-numbering="true">
        <text:list-item>
          <text:p text:style-name="P27"><text:span text:style-name="T28">ORM:</text:span><text:s/>Prisma</text:p>
        </text:list-item>
        <text:list-item>
          <text:p text:style-name="P29"><text:span text:style-name="T30">Validação &amp; DTOs:</text:span><text:s/>Zod</text:p>
        </text:list-item>
        <text:list-item>
          <text:p text:style-name="P31"><text:span text:style-name="T32">Base de dados:</text:span><text:s/>PostgreSQL</text:p>
        </text:list-item>
        <text:list-item>
          <text:p text:style-name="P33"><text:span text:style-name="T34">Autenticação e Realtime:</text:span><text:s/>Firebase (Auth, Realtime DB, Analytics)</text:p>
        </text:list-item>
        <text:list-item>
          <text:p text:style-name="P35"><text:span text:style-name="T36">Storage:</text:span><text:s/>AWS S3 com signed URLs</text:p>
        </text:list-item>
      </text:list>
      <text:p text:style-name="P37">2.3 DevOps</text:p>
      <text:list text:style-name="LFO4" text:continue-numbering="true">
        <text:list-item>
          <text:p text:style-name="P38"><text:span text:style-name="T39">CI/CD:</text:span><text:s/>GitHub Actions</text:p>
        </text:list-item>
        <text:list-item>
          <text:p text:style-name="P40"><text:span text:style-name="T41">Deploy:</text:span><text:s/>Fly.io</text:p>
        </text:list-item>
        <text:list-item>
          <text:p text:style-name="P42"><text:span text:style-name="T43">Repos:</text:span><text:s/>GitHub monorepo com Projects e Issues</text:p>
        </text:list-item>
      </text:list>
      <text:soft-page-break/>
      <text:p text:style-name="Norma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3.<text:s/></text:span><text:span text:style-name="T45">🧪</text:span><text:span text:style-name="T46"><text:s/>Estratégia de Desenvolvimento</text:span></text:p>
      <text:p text:style-name="P47">3.1 Repositório GitHub</text:p>
      <text:list text:style-name="LFO5" text:continue-numbering="true">
        <text:list-item>
          <text:p text:style-name="P48">Organização por pastas (/app, /prisma, /scripts, /public, /tests)</text:p>
        </text:list-item>
        <text:list-item>
          <text:p text:style-name="P49">Branch principal: main</text:p>
        </text:list-item>
        <text:list-item>
          <text:p text:style-name="P50">Branches por feature: feature/&lt;nome&gt;</text:p>
        </text:list-item>
        <text:list-item>
          <text:p text:style-name="P51">Protecção de main com PRs + revisão</text:p>
        </text:list-item>
      </text:list>
      <text:p text:style-name="P52">3.2 Gestão de Projecto</text:p>
      <text:list text:style-name="LFO6" text:continue-numbering="true">
        <text:list-item>
          <text:p text:style-name="P53">Uso de<text:s/><text:span text:style-name="T54">GitHub Projects</text:span><text:s/>para Kanban</text:p>
        </text:list-item>
        <text:list-item>
          <text:p text:style-name="P55">Categorias: Planeado, Em desenvolvimento, Em revisão, Concluído</text:p>
        </text:list-item>
        <text:list-item>
          <text:p text:style-name="P56">Labels para tipologia de tarefa (frontend, backend, infra, documentação, bug)</text:p>
        </text:list-item>
      </text:list>
      <text:p text:style-name="P57">3.3 Automatização</text:p>
      <text:list text:style-name="LFO7" text:continue-numbering="true">
        <text:list-item>
          <text:p text:style-name="P58">CI com lint + testes + deploy automático para Fly.io</text:p>
        </text:list-item>
        <text:list-item>
          <text:p text:style-name="P59">Scripts de seed e migration via Prisma</text:p>
        </text:list-item>
      </text:list>
      <text:p text:style-name="Norma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4.<text:s/></text:span><text:span text:style-name="T61">🧩</text:span><text:span text:style-name="T62"><text:s/>Roadmap de Funcionalidades</text:span></text:p>
      <text:p text:style-name="P63">4.1 Fase 1 – MVP</text:p>
      <text:list text:style-name="LFO8" text:continue-numbering="true">
        <text:list-item>
          <text:p text:style-name="P64">Login via Firebase (e-mail + telefone)</text:p>
        </text:list-item>
        <text:list-item>
          <text:p text:style-name="P65">Painel administrativo (estatísticas financeiras)</text:p>
        </text:list-item>
        <text:list-item>
          <text:p text:style-name="P66">Gestão de horários (professor/aluno)</text:p>
        </text:list-item>
        <text:list-item>
          <text:p text:style-name="P67">Criação de aulas e sumários</text:p>
        </text:list-item>
        <text:list-item>
          <text:p text:style-name="P68">Upload de ficheiros (AWS S3)</text:p>
        </text:list-item>
        <text:list-item>
          <text:p text:style-name="P69">Chat e presença em tempo real</text:p>
        </text:list-item>
      </text:list>
      <text:p text:style-name="P70">4.2 Fase 2 – Integrações e melhorias</text:p>
      <text:list text:style-name="LFO9" text:continue-numbering="true">
        <text:list-item>
          <text:p text:style-name="P71">Sincronização com Google Calendar e/ou Teams</text:p>
        </text:list-item>
        <text:list-item>
          <text:p text:style-name="P72">Portal do Aluno e Portal do Professor</text:p>
        </text:list-item>
        <text:list-item>
          <text:p text:style-name="P73">Marcações e lembretes automáticos</text:p>
        </text:list-item>
        <text:list-item>
          <text:p text:style-name="P74">Exportação de relatórios</text:p>
        </text:list-item>
        <text:list-item>
          <text:p text:style-name="P75">Gestão de turmas, disciplinas e avaliação contínua</text:p>
        </text:list-item>
      </text:list>
      <text:p text:style-name="P76">4.3 Fase 3 – App Móvel</text:p>
      <text:list text:style-name="LFO10" text:continue-numbering="true">
        <text:list-item>
          <text:p text:style-name="P77">React Native ou Flutter</text:p>
        </text:list-item>
        <text:list-item>
          <text:p text:style-name="P78">Funcionalidades do portal adaptadas ao mobile</text:p>
        </text:list-item>
      </text:list>
      <text:p text:style-name="Norma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9">5.<text:s/></text:span><text:span text:style-name="T80">🔐</text:span><text:span text:style-name="T81"><text:s/>Segurança e Privacidade</text:span></text:p>
      <text:list text:style-name="LFO11" text:continue-numbering="true">
        <text:list-item>
          <text:p text:style-name="P82">Validação rigorosa com Zod (dados e permissões)</text:p>
        </text:list-item>
        <text:list-item>
          <text:p text:style-name="P83">Firebase Auth com regras de acesso específicas</text:p>
        </text:list-item>
        <text:list-item>
          <text:p text:style-name="P84">S3 com signed URLs (acesso temporário e restrito)</text:p>
        </text:list-item>
        <text:list-item>
          <text:p text:style-name="P85">GDPR compliance no armazenamento de dados</text:p>
        </text:list-item>
      </text:list>
      <text:p text:style-name="Norma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6">6.<text:s/></text:span><text:span text:style-name="T87">📦</text:span><text:span text:style-name="T88"><text:s/>Infraestrutura &amp; Ambiente</text:span></text:p>
      <text:p text:style-name="P89">Ambiente de Desenvolvimento</text:p>
      <text:list text:style-name="LFO12" text:continue-numbering="true">
        <text:list-item>
          <text:p text:style-name="P90">.env com variáveis para S3, Firebase, DB</text:p>
        </text:list-item>
        <text:list-item>
          <text:p text:style-name="P91">Scripts de seed automáticos com dados de teste</text:p>
        </text:list-item>
      </text:list>
      <text:p text:style-name="P92">Deploy</text:p>
      <text:list text:style-name="LFO13" text:continue-numbering="true">
        <text:list-item>
          <text:p text:style-name="P93">Pipeline GitHub Actions (build, test, deploy)</text:p>
        </text:list-item>
        <text:list-item>
          <text:p text:style-name="P94">Fly.io para deploy escalável com containers</text:p>
        </text:list-item>
      </text:list>
      <text:p text:style-name="Norma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">7.<text:s/></text:span><text:span text:style-name="T96">📈</text:span><text:span text:style-name="T97"><text:s/>Monitorização e Analytics</text:span></text:p>
      <text:list text:style-name="LFO14" text:continue-numbering="true">
        <text:list-item>
          <text:p text:style-name="P98">Firebase Analytics para comportamento dos utilizadores</text:p>
        </text:list-item>
        <text:list-item>
          <text:p text:style-name="P99">Logs de erro e desempenho no console do Fly.io</text:p>
        </text:list-item>
        <text:list-item>
          <text:p text:style-name="P100">Alertas básicos por e-mail para falhas de deploy</text:p>
        </text:list-item>
      </text:list>
      <text:p text:style-name="Norma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1">8.<text:s/></text:span><text:span text:style-name="T102">🤝</text:span><text:span text:style-name="T103"><text:s/>Contribuição e Colaboração</text:span></text:p>
      <text:list text:style-name="LFO15" text:continue-numbering="true">
        <text:list-item>
          <text:p text:style-name="P104">Convenções de código (ESLint, Prettier)</text:p>
        </text:list-item>
        <text:list-item>
          <text:p text:style-name="P105">Commits semânticos (feat:, fix:, refactor:)</text:p>
        </text:list-item>
        <text:list-item>
          <text:p text:style-name="P106">Pull Requests obrigatórios para main</text:p>
        </text:list-item>
        <text:list-item>
          <text:p text:style-name="P107">Documentação integrada no próprio repo</text:p>
        </text:list-item>
      </text:list>
      <text:p text:style-name="Normal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8">9.<text:s/></text:span><text:span text:style-name="T109">🧠</text:span><text:span text:style-name="T110"><text:s/>Futuro e Escalabilidade</text:span></text:p>
      <text:list text:style-name="LFO16" text:continue-numbering="true">
        <text:list-item>
          <text:p text:style-name="P111">Microserviços modulares a médio prazo (ex: billing, calendar)</text:p>
        </text:list-item>
        <text:list-item>
          <text:p text:style-name="P112">Integração com GPT (para geração de sumários e quizzes)</text:p>
        </text:list-item>
        <text:list-item>
          <text:p text:style-name="P113">App multiplataforma</text:p>
        </text:list-item>
        <text:list-item>
          <text:p text:style-name="P114">Internacionalização (i18n)</text:p>
        </text:list-item>
      </text:list>
      <text:p text:style-name="Norma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5">10.<text:s/></text:span><text:span text:style-name="T116">📃</text:span><text:span text:style-name="T117"><text:s/>Licenciamento</text:span></text:p>
      <text:list text:style-name="LFO17" text:continue-numbering="true">
        <text:list-item>
          <text:p text:style-name="P118">Licença Open Source (MIT ou similar)</text:p>
        </text:list-item>
        <text:list-item>
          <text:p text:style-name="P119">Termos de uso e política de privacidade futura</text:p>
        </text:list-item>
      </text:list>
      <text:p text:style-name="Norma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0">Última actualização:</text:span><text:s/>18 de Maio de 2025</text:p>
      <text:p text:style-name="Normal">Duvidas se devemos de criar um mvp com apenas a parte da gerência numa primeira fase ou se devemos de o primeiro mvp conter já uma parte de utilizadores (professores e alunos)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uno Miguel</meta:initial-creator>
    <dc:creator>Nuno Miguel</dc:creator>
    <meta:creation-date>2025-05-18T17:53:00Z</meta:creation-date>
    <dc:date>2025-05-18T18:57:00Z</dc:date>
    <meta:template xlink:href="Normal.dotm" xlink:type="simple"/>
    <meta:editing-cycles>1</meta:editing-cycles>
    <meta:editing-duration>PT3840S</meta:editing-duration>
    <meta:document-statistic meta:page-count="4" meta:paragraph-count="6" meta:word-count="527" meta:character-count="3370" meta:row-count="23" meta:non-whitespace-character-count="2849"/>
  </office:meta>
</office:document-meta>
</file>